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gr1" style:family="graphic">
      <style:graphic-properties draw:textarea-horizontal-align="justify" draw:textarea-vertical-align="middle" draw:auto-grow-height="false" fo:min-height="2.487cm" fo:min-width="7.1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2.699cm" fo:min-width="4.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3.149cm" fo:min-width="3.9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3.228cm" fo:min-width="8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4.974cm" fo:min-width="5.6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3.678cm" fo:min-width="5.0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3.598cm" fo:min-width="6.0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1.946cm" fo:min-width="0.3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2.663cm" fo:min-width="0.3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2.2cm" fo:min-width="0.3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623cm" fo:min-width="2.1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623cm" fo:min-width="3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1.674cm" fo:min-width="0.5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623cm" fo:min-width="2.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vertical-align="middle" draw:auto-grow-height="false" fo:min-height="4.048cm" fo:min-width="5.8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10.913cm" fo:min-width="0.7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Forme1" draw:style-name="gr1" draw:text-style-name="P1" svg:width="7.145cm" svg:height="2.488cm" svg:x="1.383cm" svg:y="0.039cm"><text:p text:style-name="P1">Interface</text:p><draw:enhanced-geometry svg:viewBox="0 0 21600 21600" draw:type="rectangle" draw:enhanced-path="M 0 0 L 21600 0 21600 21600 0 21600 0 0 Z N"/></draw:custom-shape><draw:custom-shape text:anchor-type="paragraph" draw:z-index="1" draw:name="Forme1" draw:style-name="gr2" draw:text-style-name="P1" svg:width="4.181cm" svg:height="2.7cm" svg:x="5.008cm" svg:y="4.748cm"><text:p text:style-name="P1">Module d’initialisation </text:p><draw:enhanced-geometry svg:viewBox="0 0 21600 21600" draw:type="rectangle" draw:enhanced-path="M 0 0 L 21600 0 21600 21600 0 21600 0 0 Z N"/></draw:custom-shape><draw:custom-shape text:anchor-type="paragraph" draw:z-index="2" draw:name="Forme1" draw:style-name="gr3" draw:text-style-name="P1" svg:width="3.943cm" svg:height="3.149cm" svg:x="4.743cm" svg:y="10.49cm"><text:p text:style-name="P1">Test d’arrêts</text:p><draw:enhanced-geometry svg:viewBox="0 0 21600 21600" draw:type="rectangle" draw:enhanced-path="M 0 0 L 21600 0 21600 21600 0 21600 0 0 Z N"/></draw:custom-shape><draw:custom-shape text:anchor-type="paragraph" draw:z-index="3" draw:name="Forme1" draw:style-name="gr4" draw:text-style-name="P1" svg:width="8.626cm" svg:height="3.229cm" svg:x="1.489cm" svg:y="16.152cm"><text:p text:style-name="P1">Gestion d’entrées sorties</text:p><draw:enhanced-geometry svg:viewBox="0 0 21600 21600" draw:type="rectangle" draw:enhanced-path="M 0 0 L 21600 0 21600 21600 0 21600 0 0 Z N"/></draw:custom-shape><draw:custom-shape text:anchor-type="paragraph" draw:z-index="4" draw:name="Forme1" draw:style-name="gr5" draw:text-style-name="P1" svg:width="5.689cm" svg:height="4.975cm" svg:x="12.781cm" svg:y="9.537cm"><text:p text:style-name="P1">Generation de la </text:p><text:p text:style-name="P1">nouvelle population</text:p><draw:enhanced-geometry svg:viewBox="0 0 21600 21600" draw:type="rectangle" draw:enhanced-path="M 0 0 L 21600 0 21600 21600 0 21600 0 0 Z N"/></draw:custom-shape><draw:custom-shape text:anchor-type="paragraph" draw:z-index="5" draw:name="Forme1" draw:style-name="gr6" draw:text-style-name="P1" svg:width="5.028cm" svg:height="3.678cm" svg:x="12.734cm" svg:y="3.769cm"><text:p text:style-name="P1">Evaluation de la population</text:p><draw:enhanced-geometry svg:viewBox="0 0 21600 21600" draw:type="rectangle" draw:enhanced-path="M 0 0 L 21600 0 21600 21600 0 21600 0 0 Z N"/></draw:custom-shape><draw:custom-shape text:anchor-type="paragraph" draw:z-index="6" draw:name="Forme1" draw:style-name="gr7" draw:text-style-name="P1" svg:width="6.06cm" svg:height="3.599cm" svg:x="11.252cm" svg:y="-0.728cm"><text:p text:style-name="P1">Gestion de la validité des données</text:p><draw:enhanced-geometry svg:viewBox="0 0 21600 21600" draw:type="rectangle" draw:enhanced-path="M 0 0 L 21600 0 21600 21600 0 21600 0 0 Z N"/></draw:custom-shape><draw:custom-shape text:anchor-type="paragraph" draw:z-index="7" draw:name="Forme4" draw:style-name="gr8" svg:width="0.795cm" svg:height="2.223cm" svg:x="6.939cm" svg:y="2.526cm"><text:p><text:s/>3</text:p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name="Forme4" draw:style-name="gr9" svg:width="0.795cm" svg:height="3.043cm" svg:x="6.595cm" svg:y="7.447cm"><text:p><text:s/>4</text:p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Forme4" draw:style-name="gr10" svg:width="0.795cm" svg:height="2.514cm" svg:x="6.622cm" svg:y="13.638cm"><text:p><text:s/>5</text:p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Forme2" draw:style-name="gr11" svg:width="2.726cm" svg:height="1.244cm" svg:x="8.527cm" svg:y="0.647cm"><text:p><text:tab/>G6</text:p><text:p><text:tab/>D7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1" draw:name="Forme2" draw:style-name="gr12" svg:width="4.155cm" svg:height="1.244cm" svg:x="8.685cm" svg:y="11.072cm"><text:p><text:tab/>G10</text:p><text:p><text:tab/>D11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2" draw:name="Forme3" draw:style-name="gr13" svg:width="1.033cm" svg:height="2.091cm" svg:x="15.723cm" svg:y="7.447cm"><text:p>b12 h13</text:p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4" draw:name="Forme5" draw:style-name="gr15" draw:text-style-name="P1" svg:width="5.836cm" svg:height="4.049cm" svg:x="10.114cm" svg:y="14.512cm"><text:p text:style-name="P1"><text:tab/><text:tab/><text:tab/> <text:s/>14</text:p><draw:enhanced-geometry svg:viewBox="0 0 841 854" draw:mirror-horizontal="true" draw:mirror-vertical="false" draw:type="non-primitive" draw:enhanced-path="M 517 247 L 517 415 264 415 264 0 0 0 0 680 517 680 517 854 841 547 517 247 Z N"/></draw:custom-shape><draw:custom-shape text:anchor-type="paragraph" draw:z-index="15" draw:name="Forme6" draw:style-name="gr16" draw:text-style-name="P2" svg:width="1.456cm" svg:height="13.627cm" svg:x="2.177cm" svg:y="2.526cm"><text:p><text:span text:style-name="T1">b1 <text:s text:c="2"/>h2</text:span></text:p><draw:enhanced-geometry svg:viewBox="0 0 21600 21600" draw:text-areas="?f0 ?f8 ?f2 ?f9" draw:type="up-down-arrow" draw:modifiers="5909.92736077482 2015.73906290448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3" draw:name="Forme2" draw:style-name="gr14" svg:width="3.546cm" svg:height="1.244cm" svg:x="9.188cm" svg:y="5.383cm"><text:p><text:tab/>G8</text:p><text:p><text:tab/>D9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4:53:13.286544099</meta:creation-date>
    <dc:date>2018-03-06T15:43:57.308596156</dc:date>
    <meta:editing-duration>PT1H22M5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